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9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xcellente question ! Voici EXACTEMENT comment faire ! 🏠💻</text:span></text:p>
      <text:p text:style-name="Horizontal_20_Line"/>
      <text:h text:style-name="Heading_20_2" text:outline-level="2">🔄 WORKFLOW COMPLET : PC Actuel ↔ PC Maison</text:h>
      <text:h text:style-name="Heading_20_3" text:outline-level="3"><text:span text:style-name="Strong_20_Emphasis">📍 SUR TON PC ACTUEL (là où tu es maintenant)</text:span></text:h>
      <text:p text:style-name="Text_20_body"><text:span text:style-name="Strong_20_Emphasis">Ce que tu fais déjà :</text:span></text:p>
      <text:list text:style-name="L1">
        <text:list-item>
          <text:p text:style-name="P1">✅ Travailles dans <text:span text:style-name="Source_20_Text">C:\Users\...\Desktop\ora-shel-torah-site\</text:span> </text:p>
        </text:list-item>
        <text:list-item>
          <text:p text:style-name="P1">✅ Commit dans GitHub Desktop </text:p>
        </text:list-item>
        <text:list-item>
          <text:p text:style-name="P2">✅ Push origin → Envoi vers GitHub ☁️ </text:p>
        </text:list-item>
      </text:list>
      <text:p text:style-name="Horizontal_20_Line"/>
      <text:h text:style-name="Heading_20_3" text:outline-level="3"><text:span text:style-name="Strong_20_Emphasis">🏠 CHEZ TOI (PC à la maison) - PREMIÈRE FOIS</text:span></text:h>
      <text:p text:style-name="Text_20_body"><text:span text:style-name="Strong_20_Emphasis">ÉTAPE 1 : Installer GitHub Desktop</text:span> (si pas déjà fait)</text:p>
      <text:list text:style-name="L2">
        <text:list-item>
          <text:p text:style-name="P3">Télécharge sur https://desktop.github.com </text:p>
        </text:list-item>
      </text:list>
      <text:p text:style-name="Text_20_body"><text:span text:style-name="Strong_20_Emphasis">ÉTAPE 2 : Se connecter à GitHub</text:span></text:p>
      <text:list text:style-name="L3">
        <text:list-item>
          <text:p text:style-name="P4">Ouvre GitHub Desktop </text:p>
        </text:list-item>
        <text:list-item>
          <text:p text:style-name="P5">Connecte-toi avec ton compte GitHub </text:p>
        </text:list-item>
      </text:list>
      <text:p text:style-name="Text_20_body"><text:span text:style-name="Strong_20_Emphasis">ÉTAPE 3 : Cloner le repository</text:span></text:p>
      <text:list text:style-name="L4">
        <text:list-item>
          <text:p text:style-name="P6"><text:span text:style-name="Strong_20_Emphasis">File</text:span> → <text:span text:style-name="Strong_20_Emphasis">Clone Repository</text:span> </text:p>
        </text:list-item>
        <text:list-item>
          <text:p text:style-name="P6"><text:span text:style-name="Strong_20_Emphasis">Sélectionne</text:span> : <text:span text:style-name="Source_20_Text">ora-shel-torah-site</text:span> (dans la liste) </text:p>
        </text:list-item>
        <text:list-item>
          <text:p text:style-name="P6"><text:span text:style-name="Strong_20_Emphasis">Choisis où le mettre</text:span> (ex: <text:span text:style-name="Source_20_Text">C:\Users\...\Documents\Projets\ora-shel-torah-site</text:span>) </text:p>
        </text:list-item>
        <text:list-item>
          <text:p text:style-name="P7"><text:span text:style-name="Strong_20_Emphasis">Clique sur "Clone"</text:span> </text:p>
        </text:list-item>
      </text:list>
      <text:p text:style-name="Text_20_body">→ GitHub Desktop va <text:span text:style-name="Strong_20_Emphasis">télécharger TOUS les fichiers</text:span> depuis GitHub ! 🎉</text:p>
      <text:p text:style-name="Text_20_body"><text:span text:style-name="Strong_20_Emphasis">ÉTAPE 4 : Ouvrir dans Cursor</text:span></text:p>
      <text:list text:style-name="L5">
        <text:list-item>
          <text:p text:style-name="P8">Ouvre Cursor </text:p>
        </text:list-item>
        <text:list-item>
          <text:p text:style-name="P8">File → Open Folder </text:p>
        </text:list-item>
        <text:list-item>
          <text:p text:style-name="P8">Sélectionne le dossier cloné </text:p>
        </text:list-item>
        <text:list-item>
          <text:p text:style-name="P9"><text:span text:style-name="Strong_20_Emphasis">Tu as TOUS tes fichiers !</text:span> ✅ </text:p>
        </text:list-item>
      </text:list>
      <text:p text:style-name="Horizontal_20_Line"/>
      <text:h text:style-name="Heading_20_3" text:outline-level="3"><text:span text:style-name="Strong_20_Emphasis">🏠 CHEZ TOI - LES FOIS SUIVANTES</text:span></text:h>
      <text:p text:style-name="Text_20_body"><text:span text:style-name="Strong_20_Emphasis">AVANT de travailler :</text:span></text:p>
      <text:list text:style-name="L6">
        <text:list-item>
          <text:p text:style-name="P10"><text:span text:style-name="Strong_20_Emphasis">Ouvre GitHub Desktop</text:span> </text:p>
        </text:list-item>
        <text:list-item>
          <text:p text:style-name="P10"><text:span text:style-name="Strong_20_Emphasis">Clique sur "Fetch origin"</text:span> (en haut à droite) </text:p>
        </text:list-item>
        <text:list-item>
          <text:p text:style-name="P10"><text:span text:style-name="Strong_20_Emphasis">Si des changements existent</text:span>, clique sur <text:span text:style-name="Strong_20_Emphasis">"Pull origin"</text:span> </text:p>
          <text:list>
            <text:list-item>
              <text:p text:style-name="P11">Ça télécharge les dernières modifications depuis le PC du travail </text:p>
            </text:list-item>
          </text:list>
        </text:list-item>
      </text:list>
      <text:p text:style-name="Text_20_body"><text:soft-page-break/><text:span text:style-name="Strong_20_Emphasis">Ensuite :</text:span> 4. Travaille normalement dans Cursor 5. Commit dans GitHub Desktop 6. Push origin</text:p>
      <text:p text:style-name="Horizontal_20_Line"/>
      <text:h text:style-name="Heading_20_3" text:outline-level="3"><text:span text:style-name="Strong_20_Emphasis">💼 RETOUR SUR TON PC ACTUEL</text:span></text:h>
      <text:p text:style-name="Text_20_body"><text:span text:style-name="Strong_20_Emphasis">Le lendemain au travail :</text:span></text:p>
      <text:list text:style-name="L7">
        <text:list-item>
          <text:p text:style-name="P12"><text:span text:style-name="Strong_20_Emphasis">Ouvre GitHub Desktop</text:span> </text:p>
        </text:list-item>
        <text:list-item>
          <text:p text:style-name="P12"><text:span text:style-name="Strong_20_Emphasis">Clique sur "Fetch origin"</text:span> </text:p>
        </text:list-item>
        <text:list-item>
          <text:p text:style-name="P12"><text:span text:style-name="Strong_20_Emphasis">Clique sur "Pull origin"</text:span> </text:p>
          <text:list>
            <text:list-item>
              <text:p text:style-name="P13">Ça télécharge les modifications faites chez toi </text:p>
            </text:list-item>
          </text:list>
        </text:list-item>
      </text:list>
      <text:p text:style-name="Text_20_body"><text:span text:style-name="Strong_20_Emphasis">Ensuite :</text:span> 4. Continue à travailler 5. Commit → Push</text:p>
      <text:p text:style-name="Horizontal_20_Line"/>
      <text:h text:style-name="Heading_20_2" text:outline-level="2">🔄 SCHÉMA DU WORKFLOW</text:h>
      <text:p text:style-name="Preformatted_20_Text"><text:span text:style-name="Source_20_Text">PC TRAVAIL</text:span></text:p>
      <text:p text:style-name="Preformatted_20_Text"><text:span text:style-name="Source_20_Text"><text:s text:c="2"/>├─ Travaille localement</text:span></text:p>
      <text:p text:style-name="Preformatted_20_Text"><text:span text:style-name="Source_20_Text"><text:s text:c="2"/>├─ Commit + Push</text:span></text:p>
      <text:p text:style-name="Preformatted_20_Text"><text:span text:style-name="Source_20_Text"><text:s text:c="2"/>↓</text:span></text:p>
      <text:p text:style-name="Preformatted_20_Text"><text:span text:style-name="Source_20_Text">GITHUB (Cloud ☁️)</text:span></text:p>
      <text:p text:style-name="Preformatted_20_Text"><text:span text:style-name="Source_20_Text"><text:s text:c="2"/>↓</text:span></text:p>
      <text:p text:style-name="Preformatted_20_Text"><text:span text:style-name="Source_20_Text">PC MAISON</text:span></text:p>
      <text:p text:style-name="Preformatted_20_Text"><text:span text:style-name="Source_20_Text"><text:s text:c="2"/>├─ Pull (récupère les changements)</text:span></text:p>
      <text:p text:style-name="Preformatted_20_Text"><text:span text:style-name="Source_20_Text"><text:s text:c="2"/>├─ Travaille localement</text:span></text:p>
      <text:p text:style-name="Preformatted_20_Text"><text:span text:style-name="Source_20_Text"><text:s text:c="2"/>├─ Commit + Push</text:span></text:p>
      <text:p text:style-name="Preformatted_20_Text"><text:span text:style-name="Source_20_Text"><text:s text:c="2"/>↓</text:span></text:p>
      <text:p text:style-name="Preformatted_20_Text"><text:span text:style-name="Source_20_Text">GITHUB (Cloud ☁️)</text:span></text:p>
      <text:p text:style-name="Preformatted_20_Text"><text:span text:style-name="Source_20_Text"><text:s text:c="2"/>↓</text:span></text:p>
      <text:p text:style-name="Preformatted_20_Text"><text:span text:style-name="Source_20_Text">PC TRAVAIL</text:span></text:p>
      <text:p text:style-name="Preformatted_20_Text"><text:span text:style-name="Source_20_Text"><text:s text:c="2"/>├─ Pull (récupère les changements)</text:span></text:p>
      <text:p text:style-name="P14"><text:span text:style-name="Source_20_Text"><text:s text:c="2"/>├─ Continue à travailler...</text:span></text:p>
      <text:p text:style-name="Horizontal_20_Line"/>
      <text:h text:style-name="Heading_20_2" text:outline-level="2">⚠️ RÈGLE D'OR</text:h>
      <text:p text:style-name="Text_20_body"><text:span text:style-name="Strong_20_Emphasis">TOUJOURS faire "Fetch" puis "Pull" AVANT de commencer à travailler !</text:span></text:p>
      <text:p text:style-name="Text_20_body">Sinon, tu risques des conflits si tu as modifié des fichiers sur les deux PCs sans synchroniser.</text:p>
      <text:p text:style-name="Horizontal_20_Line"/>
      <text:h text:style-name="Heading_20_2" text:outline-level="2">🎯 EN RÉSUMÉ</text:h>
      <text:p text:style-name="Text_20_body"><text:span text:style-name="Strong_20_Emphasis">Première fois chez toi :</text:span></text:p>
      <text:list text:style-name="L8">
        <text:list-item>
          <text:p text:style-name="P15">Clone le repository </text:p>
        </text:list-item>
      </text:list>
      <text:p text:style-name="Text_20_body"><text:span text:style-name="Strong_20_Emphasis">Chaque fois que tu changes de PC :</text:span></text:p>
      <text:list text:style-name="L9">
        <text:list-item>
          <text:p text:style-name="P16"><text:span text:style-name="Strong_20_Emphasis">PULL d'abord</text:span> (récupère les dernières modifications) </text:p>
        </text:list-item>
        <text:list-item>
          <text:p text:style-name="P16">Travaille </text:p>
        </text:list-item>
        <text:list-item>
          <text:p text:style-name="P17"><text:span text:style-name="Strong_20_Emphasis">PUSH ensuite</text:span> (envoie tes modifications) </text:p>
        </text:list-item>
      </text:list>
      <text:p text:style-name="Horizontal_20_Line"><text:soft-page-break/></text:p>
      <text:p text:style-name="Text_20_body"><text:span text:style-name="Strong_20_Emphasis">Tout est clair ? Tu peux travailler de n'importe où maintenant ! 🌍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3:06:02.492568800</meta:creation-date>
    <dc:date>2025-10-30T13:06:31.828990200</dc:date>
    <meta:editing-duration>PT29S</meta:editing-duration>
    <meta:editing-cycles>1</meta:editing-cycles>
    <meta:document-statistic meta:table-count="0" meta:image-count="0" meta:object-count="0" meta:page-count="3" meta:paragraph-count="66" meta:word-count="392" meta:character-count="2210" meta:non-whitespace-character-count="1862"/>
    <meta:generator>LibreOffice/25.2.6.2$Windows_X86_64 LibreOffice_project/729c5bfe710f5eb71ed3bbde9e06a6065e9c6c5d</meta:generator>
  </office:meta>
</office:document-meta>
</file>